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under>
              <mi>lim</mi>
              <mrow>
                <mi mathvariant="italic">dx</mi>
                <mo stretchy="false">→</mo>
                <mn>0</mn>
              </mrow>
            </munder>
            <mfrac>
              <mrow>
                <msup>
                  <mrow>
                    <mi>f</mi>
                    <mrow>
                      <mo fence="true" stretchy="false">(</mo>
                      <mrow>
                        <mrow>
                          <mi>x</mi>
                          <mo stretchy="false">+</mo>
                          <mi mathvariant="italic">dx</mi>
                        </mrow>
                      </mrow>
                      <mo fence="true" stretchy="false">)</mo>
                    </mrow>
                  </mrow>
                  <mrow>
                    <mi>g</mi>
                    <mrow>
                      <mo fence="true" stretchy="false">(</mo>
                      <mrow>
                        <mrow>
                          <mi>y</mi>
                          <mo stretchy="false">+</mo>
                          <mi mathvariant="italic">dx</mi>
                        </mrow>
                      </mrow>
                      <mo fence="true" stretchy="false">)</mo>
                    </mrow>
                  </mrow>
                </msup>
                <mo stretchy="false">−</mo>
                <m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g</mi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row>
                </msup>
              </mrow>
              <mi mathvariant="italic">dx</mi>
            </mfrac>
          </mrow>
        </mtd>
      </mtr>
      <mtr>
        <mtd>
          <mrow/>
        </mtd>
      </mtr>
      <mtr>
        <mtd>
          <mrow>
            <mi mathvariant="italic">Puesto</mi>
            <mi mathvariant="italic">que</mi>
            <mi>'</mi>
            <mi>f</mi>
            <mrow>
              <mo fence="true" stretchy="false">(</mo>
              <mrow>
                <mi>x</mi>
              </mrow>
              <mo fence="true" stretchy="false">)</mo>
            </mrow>
            <mi>'</mi>
            <mi>,</mi>
            <mi>'</mi>
            <mi>x</mi>
            <mi>'</mi>
            <mi>y</mi>
            <mi>'</mi>
            <mi mathvariant="italic">dx</mi>
            <mi>'</mi>
            <mi>,</mi>
            <mi mathvariant="italic">se</mi>
            <mi mathvariant="italic">encuentran</mi>
            <mi mathvariant="italic">en</mi>
            <mi mathvariant="italic">un</mi>
            <mi mathvariant="italic">plano</mi>
            <mi mathvariant="italic">bidimensional</mi>
            <mi mathvariant="italic">perpendicular</mi>
            <mi>a</mi>
            <mi>'</mi>
            <mi>y</mi>
            <mi>'</mi>
            <mi>y</mi>
            <mi>'</mi>
            <mi>g</mi>
            <mrow>
              <mo fence="true" stretchy="false">(</mo>
              <mrow>
                <mi>y</mi>
              </mrow>
              <mo fence="true" stretchy="false">)</mo>
            </mrow>
            <mi>'</mi>
            <mn>...</mn>
          </mrow>
        </mtd>
      </mtr>
      <mtr>
        <mtd>
          <mrow/>
        </mtd>
      </mtr>
      <mtr>
        <mtd>
          <mrow>
            <mspace width="0.5em"/>
            <mo stretchy="false">=</mo>
            <mrow>
              <munder>
                <mi>lim</mi>
                <mrow>
                  <mi mathvariant="italic">dx</mi>
                  <mo stretchy="false">→</mo>
                  <mn>0</mn>
                </mrow>
              </munder>
              <mfrac>
                <mrow>
                  <msup>
                    <mrow>
                      <mi>f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 mathvariant="italic">dx</mi>
                          </mrow>
                        </mrow>
                        <mo fence="true" stretchy="false">)</mo>
                      </mrow>
                    </mrow>
                    <mrow>
                      <mi>g</mi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</msup>
                  <mo stretchy="false">−</mo>
                  <msup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i>g</mi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</msup>
                </mrow>
                <mi mathvariant="italic">dx</mi>
              </mfrac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i>g</mi>
            </mrow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∗</mo>
              <m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g</mi>
                  <mrow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  <mo stretchy="false">−</mo>
                    <mn>1</mn>
                  </mrow>
                </mrow>
              </msup>
              <mo stretchy="false">∗</mo>
              <mi>f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lim from { dx rightarrow 0 }{{ {f(x+dx)}^{g(y+dx)} -{f(x)}^{g(y)}} over dx}
newline
newline
Puesto que 'f( x )', 'x' y 'dx', se encuentran en un plano bidimensional perpendicular a 'y' y 'g( y )'...
newline
newline
`=lim from { dx rightarrow 0 }{{ {f(x+dx)}^{g(y)} -{f(x)}^{g(y)}} over dx}
newline
newline
`=g( y )*{f( x )}^{ g(y) -1}*f'( x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09:40:04.104598617</meta:creation-date>
    <dc:date>2016-04-10T09:46:05.089174815</dc:date>
    <meta:editing-duration>PT6M2S</meta:editing-duration>
    <meta:editing-cycles>1</meta:editing-cycles>
    <meta:generator>LibreOffice/5.0.5.2$Linux_X86_64 LibreOffice_project/00$Build-2</meta:generator>
  </office:meta>
</office:document-meta>
</file>